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amplingEnvironment.setContentType(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SamplingEnvironment.getLin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inkSamplingEnvironment.LinkSamplingEnvironment( String uri , File contextFile , Map attributes , Map parameters , Map headers , CommandLineContext cliContext , Logger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